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1" table:number-columns-repeated="3" table:default-cell-style-name="ce1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x coord</text:p>
          </table:table-cell>
          <table:table-cell office:value-type="string" calcext:value-type="string">
            <text:p>y coord</text:p>
          </table:table-cell>
          <table:table-cell office:value-type="string" calcext:value-type="string">
            <text:p>brightness</text:p>
          </table:table-cell>
          <table:table-cell/>
          <table:table-cell office:value-type="string" calcext:value-type="string">
            <text:p>field_x</text:p>
          </table:table-cell>
          <table:table-cell office:value-type="string" calcext:value-type="string">
            <text:p>field_y</text:p>
          </table:table-cell>
          <table:table-cell office:value-type="string" calcext:value-type="string">
            <text:p>FLUX</text:p>
          </table:table-cell>
          <table:table-cell/>
          <table:table-cell office:value-type="string" calcext:value-type="string">
            <text:p>err in x</text:p>
          </table:table-cell>
          <table:table-cell office:value-type="string" calcext:value-type="string">
            <text:p>err in y</text:p>
          </table:table-cell>
          <table:table-cell office:value-type="string" calcext:value-type="string">
            <text:p>abs_err_x</text:p>
          </table:table-cell>
          <table:table-cell office:value-type="string" calcext:value-type="string">
            <text:p>abs_err_y</text:p>
          </table:table-cell>
          <table:table-cell table:number-columns-repeated="4"/>
        </table:table-row>
        <table:table-row table:style-name="ro1">
          <table:table-cell office:value-type="float" office:value="707.807103805085" calcext:value-type="float">
            <text:p>707.807103805085</text:p>
          </table:table-cell>
          <table:table-cell office:value-type="float" office:value="591.041389938722" calcext:value-type="float">
            <text:p>591.041389938722</text:p>
          </table:table-cell>
          <table:table-cell office:value-type="float" office:value="11.6019582801192" calcext:value-type="float">
            <text:p>11.6019582801192</text:p>
          </table:table-cell>
          <table:table-cell/>
          <table:table-cell office:value-type="float" office:value="707.8579102" calcext:value-type="float">
            <text:p>707.8579102</text:p>
          </table:table-cell>
          <table:table-cell office:value-type="float" office:value="591.1543579" calcext:value-type="float">
            <text:p>591.1543579</text:p>
          </table:table-cell>
          <table:table-cell office:value-type="float" office:value="27.315376" calcext:value-type="float">
            <text:p>27.315376</text:p>
          </table:table-cell>
          <table:table-cell/>
          <table:table-cell table:formula="of:=[.A2] - [.E2]" office:value-type="float" office:value="-0.0508063949149573" calcext:value-type="float">
            <text:p>-0.0508063949149573</text:p>
          </table:table-cell>
          <table:table-cell table:formula="of:=[.B2]-[.F2]" office:value-type="float" office:value="-0.112967961278059" calcext:value-type="float">
            <text:p>-0.112967961278059</text:p>
          </table:table-cell>
          <table:table-cell table:formula="of:=ABS([.I2])" office:value-type="float" office:value="0.0508063949149573" calcext:value-type="float">
            <text:p>0.0508063949149573</text:p>
          </table:table-cell>
          <table:table-cell table:formula="of:=ABS([.J2])" office:value-type="float" office:value="0.112967961278059" calcext:value-type="float">
            <text:p>0.112967961278059</text:p>
          </table:table-cell>
          <table:table-cell table:number-columns-repeated="4"/>
        </table:table-row>
        <table:table-row table:style-name="ro1">
          <table:table-cell office:value-type="float" office:value="665.139369592089" calcext:value-type="float">
            <text:p>665.139369592089</text:p>
          </table:table-cell>
          <table:table-cell office:value-type="float" office:value="517.686341161928" calcext:value-type="float">
            <text:p>517.686341161928</text:p>
          </table:table-cell>
          <table:table-cell office:value-type="float" office:value="5.32674897119342" calcext:value-type="float">
            <text:p>5.32674897119342</text:p>
          </table:table-cell>
          <table:table-cell/>
          <table:table-cell office:value-type="float" office:value="665.2194824" calcext:value-type="float">
            <text:p>665.2194824</text:p>
          </table:table-cell>
          <table:table-cell office:value-type="float" office:value="517.6743164" calcext:value-type="float">
            <text:p>517.6743164</text:p>
          </table:table-cell>
          <table:table-cell office:value-type="float" office:value="13.212513" calcext:value-type="float">
            <text:p>13.212513</text:p>
          </table:table-cell>
          <table:table-cell/>
          <table:table-cell table:formula="of:=[.A3] - [.E3]" office:value-type="float" office:value="-0.0801128079109503" calcext:value-type="float">
            <text:p>-0.0801128079109503</text:p>
          </table:table-cell>
          <table:table-cell table:formula="of:=[.B3]-[.F3]" office:value-type="float" office:value="0.0120247619280462" calcext:value-type="float">
            <text:p>0.0120247619280462</text:p>
          </table:table-cell>
          <table:table-cell table:formula="of:=ABS([.I3])" office:value-type="float" office:value="0.0801128079109503" calcext:value-type="float">
            <text:p>0.0801128079109503</text:p>
          </table:table-cell>
          <table:table-cell table:formula="of:=ABS([.J3])" office:value-type="float" office:value="0.0120247619280462" calcext:value-type="float">
            <text:p>0.0120247619280462</text:p>
          </table:table-cell>
          <table:table-cell table:number-columns-repeated="4"/>
        </table:table-row>
        <table:table-row table:style-name="ro1">
          <table:table-cell office:value-type="float" office:value="681.768874572176" calcext:value-type="float">
            <text:p>681.768874572176</text:p>
          </table:table-cell>
          <table:table-cell office:value-type="float" office:value="292.028387356553" calcext:value-type="float">
            <text:p>292.028387356553</text:p>
          </table:table-cell>
          <table:table-cell office:value-type="float" office:value="5.11008230452675" calcext:value-type="float">
            <text:p>5.11008230452675</text:p>
          </table:table-cell>
          <table:table-cell/>
          <table:table-cell office:value-type="float" office:value="681.7648315" calcext:value-type="float">
            <text:p>681.7648315</text:p>
          </table:table-cell>
          <table:table-cell office:value-type="float" office:value="292.0406189" calcext:value-type="float">
            <text:p>292.0406189</text:p>
          </table:table-cell>
          <table:table-cell office:value-type="float" office:value="12.105034" calcext:value-type="float">
            <text:p>12.105034</text:p>
          </table:table-cell>
          <table:table-cell/>
          <table:table-cell table:formula="of:=[.A4] - [.E4]" office:value-type="float" office:value="0.00404307217593214" calcext:value-type="float">
            <text:p>0.00404307217593214</text:p>
          </table:table-cell>
          <table:table-cell table:formula="of:=[.B4]-[.F4]" office:value-type="float" office:value="-0.0122315434470011" calcext:value-type="float">
            <text:p>-0.0122315434470011</text:p>
          </table:table-cell>
          <table:table-cell table:formula="of:=ABS([.I4])" office:value-type="float" office:value="0.00404307217593214" calcext:value-type="float">
            <text:p>0.00404307217593214</text:p>
          </table:table-cell>
          <table:table-cell table:formula="of:=ABS([.J4])" office:value-type="float" office:value="0.0122315434470011" calcext:value-type="float">
            <text:p>0.0122315434470011</text:p>
          </table:table-cell>
          <table:table-cell table:number-columns-repeated="4"/>
        </table:table-row>
        <table:table-row table:style-name="ro1">
          <table:table-cell office:value-type="float" office:value="615.930265995687" calcext:value-type="float">
            <text:p>615.930265995687</text:p>
          </table:table-cell>
          <table:table-cell office:value-type="float" office:value="344.454349388929" calcext:value-type="float">
            <text:p>344.454349388929</text:p>
          </table:table-cell>
          <table:table-cell office:value-type="float" office:value="2.86213991769547" calcext:value-type="float">
            <text:p>2.86213991769547</text:p>
          </table:table-cell>
          <table:table-cell/>
          <table:table-cell office:value-type="float" office:value="615.9031982" calcext:value-type="float">
            <text:p>615.9031982</text:p>
          </table:table-cell>
          <table:table-cell office:value-type="float" office:value="344.5736694" calcext:value-type="float">
            <text:p>344.5736694</text:p>
          </table:table-cell>
          <table:table-cell office:value-type="float" office:value="6.291436" calcext:value-type="float">
            <text:p>6.291436</text:p>
          </table:table-cell>
          <table:table-cell/>
          <table:table-cell table:formula="of:=[.A5] - [.E5]" office:value-type="float" office:value="0.0270677956870031" calcext:value-type="float">
            <text:p>0.0270677956870031</text:p>
          </table:table-cell>
          <table:table-cell table:formula="of:=[.B5]-[.F5]" office:value-type="float" office:value="-0.119320011071011" calcext:value-type="float">
            <text:p>-0.119320011071011</text:p>
          </table:table-cell>
          <table:table-cell table:formula="of:=ABS([.I5])" office:value-type="float" office:value="0.0270677956870031" calcext:value-type="float">
            <text:p>0.0270677956870031</text:p>
          </table:table-cell>
          <table:table-cell table:formula="of:=ABS([.J5])" office:value-type="float" office:value="0.119320011071011" calcext:value-type="float">
            <text:p>0.119320011071011</text:p>
          </table:table-cell>
          <table:table-cell/>
          <table:table-cell office:value-type="string" calcext:value-type="string">
            <text:p>max err in x</text:p>
          </table:table-cell>
          <table:table-cell table:formula="of:=MAX([.I2:.I26])" office:value-type="float" office:value="0.379368686861028" calcext:value-type="float">
            <text:p>0.379368686861028</text:p>
          </table:table-cell>
          <table:table-cell table:formula="of:=MIN([.I2:.I26])" office:value-type="float" office:value="-0.26652791373408" calcext:value-type="float">
            <text:p>-0.26652791373408</text:p>
          </table:table-cell>
        </table:table-row>
        <table:table-row table:style-name="ro1">
          <table:table-cell office:value-type="float" office:value="565.338141025641" calcext:value-type="float">
            <text:p>565.338141025641</text:p>
          </table:table-cell>
          <table:table-cell office:value-type="float" office:value="305.008012820513" calcext:value-type="float">
            <text:p>305.008012820513</text:p>
          </table:table-cell>
          <table:table-cell office:value-type="float" office:value="1.92592592592593" calcext:value-type="float">
            <text:p>1.92592592592593</text:p>
          </table:table-cell>
          <table:table-cell/>
          <table:table-cell office:value-type="float" office:value="565.4119263" calcext:value-type="float">
            <text:p>565.4119263</text:p>
          </table:table-cell>
          <table:table-cell office:value-type="float" office:value="305.0266418" calcext:value-type="float">
            <text:p>305.0266418</text:p>
          </table:table-cell>
          <table:table-cell office:value-type="float" office:value="4.7440915" calcext:value-type="float">
            <text:p>4.7440915</text:p>
          </table:table-cell>
          <table:table-cell/>
          <table:table-cell table:formula="of:=[.A6] - [.E6]" office:value-type="float" office:value="-0.0737852743590111" calcext:value-type="float">
            <text:p>-0.0737852743590111</text:p>
          </table:table-cell>
          <table:table-cell table:formula="of:=[.B6]-[.F6]" office:value-type="float" office:value="-0.0186289794870049" calcext:value-type="float">
            <text:p>-0.0186289794870049</text:p>
          </table:table-cell>
          <table:table-cell table:formula="of:=ABS([.I6])" office:value-type="float" office:value="0.0737852743590111" calcext:value-type="float">
            <text:p>0.0737852743590111</text:p>
          </table:table-cell>
          <table:table-cell table:formula="of:=ABS([.J6])" office:value-type="float" office:value="0.0186289794870049" calcext:value-type="float">
            <text:p>0.0186289794870049</text:p>
          </table:table-cell>
          <table:table-cell/>
          <table:table-cell office:value-type="string" calcext:value-type="string">
            <text:p>max err in y</text:p>
          </table:table-cell>
          <table:table-cell table:formula="of:=MAX([.J2:.J26])" office:value-type="float" office:value="0.255201555555999" calcext:value-type="float">
            <text:p>0.255201555555999</text:p>
          </table:table-cell>
          <table:table-cell table:formula="of:=MIN([.J2:.J26])" office:value-type="float" office:value="-0.472439405555605" calcext:value-type="float">
            <text:p>-0.472439405555605</text:p>
          </table:table-cell>
        </table:table-row>
        <table:table-row table:style-name="ro1">
          <table:table-cell office:value-type="float" office:value="411.548387096774" calcext:value-type="float">
            <text:p>411.548387096774</text:p>
          </table:table-cell>
          <table:table-cell office:value-type="float" office:value="340.661290322581" calcext:value-type="float">
            <text:p>340.661290322581</text:p>
          </table:table-cell>
          <table:table-cell office:value-type="float" office:value="1.53086419753086" calcext:value-type="float">
            <text:p>1.53086419753086</text:p>
          </table:table-cell>
          <table:table-cell/>
          <table:table-cell office:value-type="float" office:value="411.6645203" calcext:value-type="float">
            <text:p>411.6645203</text:p>
          </table:table-cell>
          <table:table-cell office:value-type="float" office:value="340.5359802" calcext:value-type="float">
            <text:p>340.5359802</text:p>
          </table:table-cell>
          <table:table-cell office:value-type="float" office:value="3.1896033" calcext:value-type="float">
            <text:p>3.1896033</text:p>
          </table:table-cell>
          <table:table-cell/>
          <table:table-cell table:formula="of:=[.A7] - [.E7]" office:value-type="float" office:value="-0.116133203226013" calcext:value-type="float">
            <text:p>-0.116133203226013</text:p>
          </table:table-cell>
          <table:table-cell table:formula="of:=[.B7]-[.F7]" office:value-type="float" office:value="0.125310122581027" calcext:value-type="float">
            <text:p>0.125310122581027</text:p>
          </table:table-cell>
          <table:table-cell table:formula="of:=ABS([.I7])" office:value-type="float" office:value="0.116133203226013" calcext:value-type="float">
            <text:p>0.116133203226013</text:p>
          </table:table-cell>
          <table:table-cell table:formula="of:=ABS([.J7])" office:value-type="float" office:value="0.125310122581027" calcext:value-type="float">
            <text:p>0.125310122581027</text:p>
          </table:table-cell>
          <table:table-cell table:number-columns-repeated="4"/>
        </table:table-row>
        <table:table-row table:style-name="ro1">
          <table:table-cell office:value-type="float" office:value="231.562601626016" calcext:value-type="float">
            <text:p>231.562601626016</text:p>
          </table:table-cell>
          <table:table-cell office:value-type="float" office:value="684.476422764228" calcext:value-type="float">
            <text:p>684.476422764228</text:p>
          </table:table-cell>
          <table:table-cell office:value-type="float" office:value="1.26543209876543" calcext:value-type="float">
            <text:p>1.26543209876543</text:p>
          </table:table-cell>
          <table:table-cell/>
          <table:table-cell office:value-type="float" office:value="231.6601105" calcext:value-type="float">
            <text:p>231.6601105</text:p>
          </table:table-cell>
          <table:table-cell office:value-type="float" office:value="684.418396" calcext:value-type="float">
            <text:p>684.418396</text:p>
          </table:table-cell>
          <table:table-cell office:value-type="float" office:value="2.5189352" calcext:value-type="float">
            <text:p>2.5189352</text:p>
          </table:table-cell>
          <table:table-cell/>
          <table:table-cell table:formula="of:=[.A8] - [.E8]" office:value-type="float" office:value="-0.0975088739839975" calcext:value-type="float">
            <text:p>-0.0975088739839975</text:p>
          </table:table-cell>
          <table:table-cell table:formula="of:=[.B8]-[.F8]" office:value-type="float" office:value="0.058026764227975" calcext:value-type="float">
            <text:p>0.058026764227975</text:p>
          </table:table-cell>
          <table:table-cell table:formula="of:=ABS([.I8])" office:value-type="float" office:value="0.0975088739839975" calcext:value-type="float">
            <text:p>0.0975088739839975</text:p>
          </table:table-cell>
          <table:table-cell table:formula="of:=ABS([.J8])" office:value-type="float" office:value="0.058026764227975" calcext:value-type="float">
            <text:p>0.058026764227975</text:p>
          </table:table-cell>
          <table:table-cell/>
          <table:table-cell office:value-type="string" calcext:value-type="string">
            <text:p>avg_err_x</text:p>
          </table:table-cell>
          <table:table-cell table:formula="of:=AVERAGE([.K2:.K26])" office:value-type="float" office:value="0.11440910813873" calcext:value-type="float">
            <text:p>0.11440910813873</text:p>
          </table:table-cell>
          <table:table-cell/>
        </table:table-row>
        <table:table-row table:style-name="ro1">
          <table:table-cell office:value-type="float" office:value="522.245478036176" calcext:value-type="float">
            <text:p>522.245478036176</text:p>
          </table:table-cell>
          <table:table-cell office:value-type="float" office:value="497.503875968992" calcext:value-type="float">
            <text:p>497.503875968992</text:p>
          </table:table-cell>
          <table:table-cell office:value-type="float" office:value="1.19444444444444" calcext:value-type="float">
            <text:p>1.19444444444444</text:p>
          </table:table-cell>
          <table:table-cell/>
          <table:table-cell office:value-type="float" office:value="522.2406006" calcext:value-type="float">
            <text:p>522.2406006</text:p>
          </table:table-cell>
          <table:table-cell office:value-type="float" office:value="497.5299072" calcext:value-type="float">
            <text:p>497.5299072</text:p>
          </table:table-cell>
          <table:table-cell office:value-type="float" office:value="2.7250915" calcext:value-type="float">
            <text:p>2.7250915</text:p>
          </table:table-cell>
          <table:table-cell/>
          <table:table-cell table:formula="of:=[.A9] - [.E9]" office:value-type="float" office:value="0.00487743617600245" calcext:value-type="float">
            <text:p>0.00487743617600245</text:p>
          </table:table-cell>
          <table:table-cell table:formula="of:=[.B9]-[.F9]" office:value-type="float" office:value="-0.0260312310080053" calcext:value-type="float">
            <text:p>-0.0260312310080053</text:p>
          </table:table-cell>
          <table:table-cell table:formula="of:=ABS([.I9])" office:value-type="float" office:value="0.00487743617600245" calcext:value-type="float">
            <text:p>0.00487743617600245</text:p>
          </table:table-cell>
          <table:table-cell table:formula="of:=ABS([.J9])" office:value-type="float" office:value="0.0260312310080053" calcext:value-type="float">
            <text:p>0.0260312310080053</text:p>
          </table:table-cell>
          <table:table-cell/>
          <table:table-cell office:value-type="string" calcext:value-type="string">
            <text:p>avg_err_y</text:p>
          </table:table-cell>
          <table:table-cell table:formula="of:=AVERAGE([.L2:.L26])" office:value-type="float" office:value="0.133730050625827" calcext:value-type="float">
            <text:p>0.133730050625827</text:p>
          </table:table-cell>
          <table:table-cell/>
        </table:table-row>
        <table:table-row table:style-name="ro1">
          <table:table-cell office:value-type="float" office:value="979.489270386266" calcext:value-type="float">
            <text:p>979.489270386266</text:p>
          </table:table-cell>
          <table:table-cell office:value-type="float" office:value="1011.58798283262" calcext:value-type="float">
            <text:p>1011.58798283262</text:p>
          </table:table-cell>
          <table:table-cell office:value-type="float" office:value="0.958847736625514" calcext:value-type="float">
            <text:p>0.958847736625514</text:p>
          </table:table-cell>
          <table:table-cell/>
          <table:table-cell office:value-type="float" office:value="979.7557983" calcext:value-type="float">
            <text:p>979.7557983</text:p>
          </table:table-cell>
          <table:table-cell office:value-type="float" office:value="1011.787781" calcext:value-type="float">
            <text:p>1011.787781</text:p>
          </table:table-cell>
          <table:table-cell office:value-type="float" office:value="0.8934107" calcext:value-type="float">
            <text:p>0.8934107</text:p>
          </table:table-cell>
          <table:table-cell/>
          <table:table-cell table:formula="of:=[.A10] - [.E10]" office:value-type="float" office:value="-0.26652791373408" calcext:value-type="float">
            <text:p>-0.26652791373408</text:p>
          </table:table-cell>
          <table:table-cell table:formula="of:=[.B10]-[.F10]" office:value-type="float" office:value="-0.199798167379981" calcext:value-type="float">
            <text:p>-0.199798167379981</text:p>
          </table:table-cell>
          <table:table-cell table:formula="of:=ABS([.I10])" office:value-type="float" office:value="0.26652791373408" calcext:value-type="float">
            <text:p>0.26652791373408</text:p>
          </table:table-cell>
          <table:table-cell table:formula="of:=ABS([.J10])" office:value-type="float" office:value="0.199798167379981" calcext:value-type="float">
            <text:p>0.199798167379981</text:p>
          </table:table-cell>
          <table:table-cell table:number-columns-repeated="4"/>
        </table:table-row>
        <table:table-row table:style-name="ro1">
          <table:table-cell office:value-type="float" office:value="481.445255474453" calcext:value-type="float">
            <text:p>481.445255474453</text:p>
          </table:table-cell>
          <table:table-cell office:value-type="float" office:value="714.284671532847" calcext:value-type="float">
            <text:p>714.284671532847</text:p>
          </table:table-cell>
          <table:table-cell office:value-type="float" office:value="0.845679012345679" calcext:value-type="float">
            <text:p>0.845679012345679</text:p>
          </table:table-cell>
          <table:table-cell/>
          <table:table-cell office:value-type="float" office:value="481.5331421" calcext:value-type="float">
            <text:p>481.5331421</text:p>
          </table:table-cell>
          <table:table-cell office:value-type="float" office:value="714.1524658" calcext:value-type="float">
            <text:p>714.1524658</text:p>
          </table:table-cell>
          <table:table-cell office:value-type="float" office:value="1.6596587" calcext:value-type="float">
            <text:p>1.6596587</text:p>
          </table:table-cell>
          <table:table-cell/>
          <table:table-cell table:formula="of:=[.A11] - [.E11]" office:value-type="float" office:value="-0.0878866255470143" calcext:value-type="float">
            <text:p>-0.0878866255470143</text:p>
          </table:table-cell>
          <table:table-cell table:formula="of:=[.B11]-[.F11]" office:value-type="float" office:value="0.132205732847069" calcext:value-type="float">
            <text:p>0.132205732847069</text:p>
          </table:table-cell>
          <table:table-cell table:formula="of:=ABS([.I11])" office:value-type="float" office:value="0.0878866255470143" calcext:value-type="float">
            <text:p>0.0878866255470143</text:p>
          </table:table-cell>
          <table:table-cell table:formula="of:=ABS([.J11])" office:value-type="float" office:value="0.132205732847069" calcext:value-type="float">
            <text:p>0.132205732847069</text:p>
          </table:table-cell>
          <table:table-cell table:number-columns-repeated="4"/>
        </table:table-row>
        <table:table-row table:style-name="ro1">
          <table:table-cell office:value-type="float" office:value="380.280701754386" calcext:value-type="float">
            <text:p>380.280701754386</text:p>
          </table:table-cell>
          <table:table-cell office:value-type="float" office:value="740.789473684211" calcext:value-type="float">
            <text:p>740.789473684211</text:p>
          </table:table-cell>
          <table:table-cell office:value-type="float" office:value="0.703703703703704" calcext:value-type="float">
            <text:p>0.703703703703704</text:p>
          </table:table-cell>
          <table:table-cell/>
          <table:table-cell office:value-type="float" office:value="380.3278809" calcext:value-type="float">
            <text:p>380.3278809</text:p>
          </table:table-cell>
          <table:table-cell office:value-type="float" office:value="740.7156372" calcext:value-type="float">
            <text:p>740.7156372</text:p>
          </table:table-cell>
          <table:table-cell office:value-type="float" office:value="1.3345518" calcext:value-type="float">
            <text:p>1.3345518</text:p>
          </table:table-cell>
          <table:table-cell/>
          <table:table-cell table:formula="of:=[.A12] - [.E12]" office:value-type="float" office:value="-0.0471791456140522" calcext:value-type="float">
            <text:p>-0.0471791456140522</text:p>
          </table:table-cell>
          <table:table-cell table:formula="of:=[.B12]-[.F12]" office:value-type="float" office:value="0.0738364842110286" calcext:value-type="float">
            <text:p>0.0738364842110286</text:p>
          </table:table-cell>
          <table:table-cell table:formula="of:=ABS([.I12])" office:value-type="float" office:value="0.0471791456140522" calcext:value-type="float">
            <text:p>0.0471791456140522</text:p>
          </table:table-cell>
          <table:table-cell table:formula="of:=ABS([.J12])" office:value-type="float" office:value="0.0738364842110286" calcext:value-type="float">
            <text:p>0.0738364842110286</text:p>
          </table:table-cell>
          <table:table-cell table:number-columns-repeated="4"/>
        </table:table-row>
        <table:table-row table:style-name="ro1">
          <table:table-cell office:value-type="float" office:value="765.071428571429" calcext:value-type="float">
            <text:p>765.071428571429</text:p>
          </table:table-cell>
          <table:table-cell office:value-type="float" office:value="58.8428571428571" calcext:value-type="float">
            <text:p>58.8428571428571</text:p>
          </table:table-cell>
          <table:table-cell office:value-type="float" office:value="0.864197530864197" calcext:value-type="float">
            <text:p>0.864197530864197</text:p>
          </table:table-cell>
          <table:table-cell/>
          <table:table-cell office:value-type="float" office:value="764.8602295" calcext:value-type="float">
            <text:p>764.8602295</text:p>
          </table:table-cell>
          <table:table-cell office:value-type="float" office:value="59.10208893" calcext:value-type="float">
            <text:p>59.10208893</text:p>
          </table:table-cell>
          <table:table-cell office:value-type="float" office:value="0.52118164" calcext:value-type="float">
            <text:p>0.52118164</text:p>
          </table:table-cell>
          <table:table-cell/>
          <table:table-cell table:formula="of:=[.A13] - [.E13]" office:value-type="float" office:value="0.211199071429064" calcext:value-type="float">
            <text:p>0.211199071429064</text:p>
          </table:table-cell>
          <table:table-cell table:formula="of:=[.B13]-[.F13]" office:value-type="float" office:value="-0.259231787142902" calcext:value-type="float">
            <text:p>-0.259231787142902</text:p>
          </table:table-cell>
          <table:table-cell table:formula="of:=ABS([.I13])" office:value-type="float" office:value="0.211199071429064" calcext:value-type="float">
            <text:p>0.211199071429064</text:p>
          </table:table-cell>
          <table:table-cell table:formula="of:=ABS([.J13])" office:value-type="float" office:value="0.259231787142902" calcext:value-type="float">
            <text:p>0.259231787142902</text:p>
          </table:table-cell>
          <table:table-cell table:number-columns-repeated="4"/>
        </table:table-row>
        <table:table-row table:style-name="ro1">
          <table:table-cell office:value-type="float" office:value="380.280701754386" calcext:value-type="float">
            <text:p>380.280701754386</text:p>
          </table:table-cell>
          <table:table-cell office:value-type="float" office:value="740.789473684211" calcext:value-type="float">
            <text:p>740.789473684211</text:p>
          </table:table-cell>
          <table:table-cell office:value-type="float" office:value="0.703703703703704" calcext:value-type="float">
            <text:p>0.703703703703704</text:p>
          </table:table-cell>
          <table:table-cell/>
          <table:table-cell office:value-type="float" office:value="380.3278809" calcext:value-type="float">
            <text:p>380.3278809</text:p>
          </table:table-cell>
          <table:table-cell office:value-type="float" office:value="740.7156372" calcext:value-type="float">
            <text:p>740.7156372</text:p>
          </table:table-cell>
          <table:table-cell office:value-type="float" office:value="1.3345518" calcext:value-type="float">
            <text:p>1.3345518</text:p>
          </table:table-cell>
          <table:table-cell/>
          <table:table-cell table:formula="of:=[.A14] - [.E14]" office:value-type="float" office:value="-0.0471791456140522" calcext:value-type="float">
            <text:p>-0.0471791456140522</text:p>
          </table:table-cell>
          <table:table-cell table:formula="of:=[.B14]-[.F14]" office:value-type="float" office:value="0.0738364842110286" calcext:value-type="float">
            <text:p>0.0738364842110286</text:p>
          </table:table-cell>
          <table:table-cell table:formula="of:=ABS([.I14])" office:value-type="float" office:value="0.0471791456140522" calcext:value-type="float">
            <text:p>0.0471791456140522</text:p>
          </table:table-cell>
          <table:table-cell table:formula="of:=ABS([.J14])" office:value-type="float" office:value="0.0738364842110286" calcext:value-type="float">
            <text:p>0.0738364842110286</text:p>
          </table:table-cell>
          <table:table-cell table:number-columns-repeated="4"/>
        </table:table-row>
        <table:table-row table:style-name="ro1">
          <table:table-cell office:value-type="float" office:value="424.263157894737" calcext:value-type="float">
            <text:p>424.263157894737</text:p>
          </table:table-cell>
          <table:table-cell office:value-type="float" office:value="574.964912280702" calcext:value-type="float">
            <text:p>574.964912280702</text:p>
          </table:table-cell>
          <table:table-cell office:value-type="float" office:value="0.703703703703704" calcext:value-type="float">
            <text:p>0.703703703703704</text:p>
          </table:table-cell>
          <table:table-cell/>
          <table:table-cell office:value-type="float" office:value="424.1807861" calcext:value-type="float">
            <text:p>424.1807861</text:p>
          </table:table-cell>
          <table:table-cell office:value-type="float" office:value="575.0910034" calcext:value-type="float">
            <text:p>575.0910034</text:p>
          </table:table-cell>
          <table:table-cell office:value-type="float" office:value="1.2904983" calcext:value-type="float">
            <text:p>1.2904983</text:p>
          </table:table-cell>
          <table:table-cell/>
          <table:table-cell table:formula="of:=[.A15] - [.E15]" office:value-type="float" office:value="0.0823717947370142" calcext:value-type="float">
            <text:p>0.0823717947370142</text:p>
          </table:table-cell>
          <table:table-cell table:formula="of:=[.B15]-[.F15]" office:value-type="float" office:value="-0.126091119297939" calcext:value-type="float">
            <text:p>-0.126091119297939</text:p>
          </table:table-cell>
          <table:table-cell table:formula="of:=ABS([.I15])" office:value-type="float" office:value="0.0823717947370142" calcext:value-type="float">
            <text:p>0.0823717947370142</text:p>
          </table:table-cell>
          <table:table-cell table:formula="of:=ABS([.J15])" office:value-type="float" office:value="0.126091119297939" calcext:value-type="float">
            <text:p>0.126091119297939</text:p>
          </table:table-cell>
          <table:table-cell table:number-columns-repeated="4"/>
        </table:table-row>
        <table:table-row table:style-name="ro1">
          <table:table-cell office:value-type="float" office:value="803.66875" calcext:value-type="float">
            <text:p>803.66875</text:p>
          </table:table-cell>
          <table:table-cell office:value-type="float" office:value="310.2625" calcext:value-type="float">
            <text:p>310.2625</text:p>
          </table:table-cell>
          <table:table-cell office:value-type="float" office:value="0.65843621399177" calcext:value-type="float">
            <text:p>0.65843621399177</text:p>
          </table:table-cell>
          <table:table-cell/>
          <table:table-cell office:value-type="float" office:value="803.5906982" calcext:value-type="float">
            <text:p>803.5906982</text:p>
          </table:table-cell>
          <table:table-cell office:value-type="float" office:value="310.1401062" calcext:value-type="float">
            <text:p>310.1401062</text:p>
          </table:table-cell>
          <table:table-cell office:value-type="float" office:value="1.0638824" calcext:value-type="float">
            <text:p>1.0638824</text:p>
          </table:table-cell>
          <table:table-cell/>
          <table:table-cell table:formula="of:=[.A16] - [.E16]" office:value-type="float" office:value="0.0780518000000257" calcext:value-type="float">
            <text:p>0.0780518000000257</text:p>
          </table:table-cell>
          <table:table-cell table:formula="of:=[.B16]-[.F16]" office:value-type="float" office:value="0.122393799999998" calcext:value-type="float">
            <text:p>0.122393799999998</text:p>
          </table:table-cell>
          <table:table-cell table:formula="of:=ABS([.I16])" office:value-type="float" office:value="0.0780518000000257" calcext:value-type="float">
            <text:p>0.0780518000000257</text:p>
          </table:table-cell>
          <table:table-cell table:formula="of:=ABS([.J16])" office:value-type="float" office:value="0.122393799999998" calcext:value-type="float">
            <text:p>0.122393799999998</text:p>
          </table:table-cell>
          <table:table-cell table:number-columns-repeated="4"/>
        </table:table-row>
        <table:table-row table:style-name="ro1">
          <table:table-cell office:value-type="float" office:value="424.263157894737" calcext:value-type="float">
            <text:p>424.263157894737</text:p>
          </table:table-cell>
          <table:table-cell office:value-type="float" office:value="574.964912280702" calcext:value-type="float">
            <text:p>574.964912280702</text:p>
          </table:table-cell>
          <table:table-cell office:value-type="float" office:value="0.703703703703704" calcext:value-type="float">
            <text:p>0.703703703703704</text:p>
          </table:table-cell>
          <table:table-cell/>
          <table:table-cell office:value-type="float" office:value="424.1807861" calcext:value-type="float">
            <text:p>424.1807861</text:p>
          </table:table-cell>
          <table:table-cell office:value-type="float" office:value="575.0910034" calcext:value-type="float">
            <text:p>575.0910034</text:p>
          </table:table-cell>
          <table:table-cell office:value-type="float" office:value="1.2904983" calcext:value-type="float">
            <text:p>1.2904983</text:p>
          </table:table-cell>
          <table:table-cell/>
          <table:table-cell table:formula="of:=[.A17] - [.E17]" office:value-type="float" office:value="0.0823717947370142" calcext:value-type="float">
            <text:p>0.0823717947370142</text:p>
          </table:table-cell>
          <table:table-cell table:formula="of:=[.B17]-[.F17]" office:value-type="float" office:value="-0.126091119297939" calcext:value-type="float">
            <text:p>-0.126091119297939</text:p>
          </table:table-cell>
          <table:table-cell table:formula="of:=ABS([.I17])" office:value-type="float" office:value="0.0823717947370142" calcext:value-type="float">
            <text:p>0.0823717947370142</text:p>
          </table:table-cell>
          <table:table-cell table:formula="of:=ABS([.J17])" office:value-type="float" office:value="0.126091119297939" calcext:value-type="float">
            <text:p>0.126091119297939</text:p>
          </table:table-cell>
          <table:table-cell table:number-columns-repeated="4"/>
        </table:table-row>
        <table:table-row table:style-name="ro1">
          <table:table-cell office:value-type="float" office:value="803.66875" calcext:value-type="float">
            <text:p>803.66875</text:p>
          </table:table-cell>
          <table:table-cell office:value-type="float" office:value="310.2625" calcext:value-type="float">
            <text:p>310.2625</text:p>
          </table:table-cell>
          <table:table-cell office:value-type="float" office:value="0.65843621399177" calcext:value-type="float">
            <text:p>0.65843621399177</text:p>
          </table:table-cell>
          <table:table-cell/>
          <table:table-cell office:value-type="float" office:value="803.5906982" calcext:value-type="float">
            <text:p>803.5906982</text:p>
          </table:table-cell>
          <table:table-cell office:value-type="float" office:value="310.1401062" calcext:value-type="float">
            <text:p>310.1401062</text:p>
          </table:table-cell>
          <table:table-cell office:value-type="float" office:value="1.0638824" calcext:value-type="float">
            <text:p>1.0638824</text:p>
          </table:table-cell>
          <table:table-cell/>
          <table:table-cell table:formula="of:=[.A18] - [.E18]" office:value-type="float" office:value="0.0780518000000257" calcext:value-type="float">
            <text:p>0.0780518000000257</text:p>
          </table:table-cell>
          <table:table-cell table:formula="of:=[.B18]-[.F18]" office:value-type="float" office:value="0.122393799999998" calcext:value-type="float">
            <text:p>0.122393799999998</text:p>
          </table:table-cell>
          <table:table-cell table:formula="of:=ABS([.I18])" office:value-type="float" office:value="0.0780518000000257" calcext:value-type="float">
            <text:p>0.0780518000000257</text:p>
          </table:table-cell>
          <table:table-cell table:formula="of:=ABS([.J18])" office:value-type="float" office:value="0.122393799999998" calcext:value-type="float">
            <text:p>0.122393799999998</text:p>
          </table:table-cell>
          <table:table-cell table:number-columns-repeated="4"/>
        </table:table-row>
        <table:table-row table:style-name="ro1">
          <table:table-cell office:value-type="float" office:value="444.18" calcext:value-type="float">
            <text:p>444.18</text:p>
          </table:table-cell>
          <table:table-cell office:value-type="float" office:value="235.43" calcext:value-type="float">
            <text:p>235.43</text:p>
          </table:table-cell>
          <table:table-cell office:value-type="float" office:value="0.617283950617284" calcext:value-type="float">
            <text:p>0.617283950617284</text:p>
          </table:table-cell>
          <table:table-cell/>
          <table:table-cell office:value-type="float" office:value="444.2522583" calcext:value-type="float">
            <text:p>444.2522583</text:p>
          </table:table-cell>
          <table:table-cell office:value-type="float" office:value="235.3959351" calcext:value-type="float">
            <text:p>235.3959351</text:p>
          </table:table-cell>
          <table:table-cell office:value-type="float" office:value="1.0269763" calcext:value-type="float">
            <text:p>1.0269763</text:p>
          </table:table-cell>
          <table:table-cell/>
          <table:table-cell table:formula="of:=[.A19] - [.E19]" office:value-type="float" office:value="-0.0722582999999872" calcext:value-type="float">
            <text:p>-0.0722582999999872</text:p>
          </table:table-cell>
          <table:table-cell table:formula="of:=[.B19]-[.F19]" office:value-type="float" office:value="0.0340649000000042" calcext:value-type="float">
            <text:p>0.0340649000000042</text:p>
          </table:table-cell>
          <table:table-cell table:formula="of:=ABS([.I19])" office:value-type="float" office:value="0.0722582999999872" calcext:value-type="float">
            <text:p>0.0722582999999872</text:p>
          </table:table-cell>
          <table:table-cell table:formula="of:=ABS([.J19])" office:value-type="float" office:value="0.0340649000000042" calcext:value-type="float">
            <text:p>0.0340649000000042</text:p>
          </table:table-cell>
          <table:table-cell table:number-columns-repeated="4"/>
        </table:table-row>
        <table:table-row table:style-name="ro1">
          <table:table-cell office:value-type="float" office:value="434.686131386861" calcext:value-type="float">
            <text:p>434.686131386861</text:p>
          </table:table-cell>
          <table:table-cell office:value-type="float" office:value="808.299270072993" calcext:value-type="float">
            <text:p>808.299270072993</text:p>
          </table:table-cell>
          <table:table-cell office:value-type="float" office:value="0.563786008230453" calcext:value-type="float">
            <text:p>0.563786008230453</text:p>
          </table:table-cell>
          <table:table-cell/>
          <table:table-cell office:value-type="float" office:value="434.3067627" calcext:value-type="float">
            <text:p>434.3067627</text:p>
          </table:table-cell>
          <table:table-cell office:value-type="float" office:value="808.1195679" calcext:value-type="float">
            <text:p>808.1195679</text:p>
          </table:table-cell>
          <table:table-cell office:value-type="float" office:value="0.741638" calcext:value-type="float">
            <text:p>0.741638</text:p>
          </table:table-cell>
          <table:table-cell/>
          <table:table-cell table:formula="of:=[.A20] - [.E20]" office:value-type="float" office:value="0.379368686861028" calcext:value-type="float">
            <text:p>0.379368686861028</text:p>
          </table:table-cell>
          <table:table-cell table:formula="of:=[.B20]-[.F20]" office:value-type="float" office:value="0.179702172992961" calcext:value-type="float">
            <text:p>0.179702172992961</text:p>
          </table:table-cell>
          <table:table-cell table:formula="of:=ABS([.I20])" office:value-type="float" office:value="0.379368686861028" calcext:value-type="float">
            <text:p>0.379368686861028</text:p>
          </table:table-cell>
          <table:table-cell table:formula="of:=ABS([.J20])" office:value-type="float" office:value="0.179702172992961" calcext:value-type="float">
            <text:p>0.179702172992961</text:p>
          </table:table-cell>
          <table:table-cell table:number-columns-repeated="4"/>
        </table:table-row>
        <table:table-row table:style-name="ro1">
          <table:table-cell office:value-type="float" office:value="539.666666666667" calcext:value-type="float">
            <text:p>539.666666666667</text:p>
          </table:table-cell>
          <table:table-cell office:value-type="float" office:value="97.5444444444444" calcext:value-type="float">
            <text:p>97.5444444444444</text:p>
          </table:table-cell>
          <table:table-cell office:value-type="float" office:value="0.555555555555556" calcext:value-type="float">
            <text:p>0.555555555555556</text:p>
          </table:table-cell>
          <table:table-cell/>
          <table:table-cell office:value-type="float" office:value="539.4512939" calcext:value-type="float">
            <text:p>539.4512939</text:p>
          </table:table-cell>
          <table:table-cell office:value-type="float" office:value="98.01688385" calcext:value-type="float">
            <text:p>98.01688385</text:p>
          </table:table-cell>
          <table:table-cell office:value-type="float" office:value="0.28379104" calcext:value-type="float">
            <text:p>0.28379104</text:p>
          </table:table-cell>
          <table:table-cell/>
          <table:table-cell table:formula="of:=[.A21] - [.E21]" office:value-type="float" office:value="0.215372766666974" calcext:value-type="float">
            <text:p>0.215372766666974</text:p>
          </table:table-cell>
          <table:table-cell table:formula="of:=[.B21]-[.F21]" office:value-type="float" office:value="-0.472439405555605" calcext:value-type="float">
            <text:p>-0.472439405555605</text:p>
          </table:table-cell>
          <table:table-cell table:formula="of:=ABS([.I21])" office:value-type="float" office:value="0.215372766666974" calcext:value-type="float">
            <text:p>0.215372766666974</text:p>
          </table:table-cell>
          <table:table-cell table:formula="of:=ABS([.J21])" office:value-type="float" office:value="0.472439405555605" calcext:value-type="float">
            <text:p>0.472439405555605</text:p>
          </table:table-cell>
          <table:table-cell table:number-columns-repeated="4"/>
        </table:table-row>
        <table:table-row table:style-name="ro1">
          <table:table-cell office:value-type="float" office:value="965.768472906404" calcext:value-type="float">
            <text:p>965.768472906404</text:p>
          </table:table-cell>
          <table:table-cell office:value-type="float" office:value="734.600985221675" calcext:value-type="float">
            <text:p>734.600985221675</text:p>
          </table:table-cell>
          <table:table-cell office:value-type="float" office:value="0.501234567901235" calcext:value-type="float">
            <text:p>0.501234567901235</text:p>
          </table:table-cell>
          <table:table-cell/>
          <table:table-cell office:value-type="float" office:value="965.6217041" calcext:value-type="float">
            <text:p>965.6217041</text:p>
          </table:table-cell>
          <table:table-cell office:value-type="float" office:value="734.9101563" calcext:value-type="float">
            <text:p>734.9101563</text:p>
          </table:table-cell>
          <table:table-cell office:value-type="float" office:value="1.0006284" calcext:value-type="float">
            <text:p>1.0006284</text:p>
          </table:table-cell>
          <table:table-cell/>
          <table:table-cell table:formula="of:=[.A22] - [.E22]" office:value-type="float" office:value="0.146768806403998" calcext:value-type="float">
            <text:p>0.146768806403998</text:p>
          </table:table-cell>
          <table:table-cell table:formula="of:=[.B22]-[.F22]" office:value-type="float" office:value="-0.309171078324994" calcext:value-type="float">
            <text:p>-0.309171078324994</text:p>
          </table:table-cell>
          <table:table-cell table:formula="of:=ABS([.I22])" office:value-type="float" office:value="0.146768806403998" calcext:value-type="float">
            <text:p>0.146768806403998</text:p>
          </table:table-cell>
          <table:table-cell table:formula="of:=ABS([.J22])" office:value-type="float" office:value="0.309171078324994" calcext:value-type="float">
            <text:p>0.309171078324994</text:p>
          </table:table-cell>
          <table:table-cell table:number-columns-repeated="4"/>
        </table:table-row>
        <table:table-row table:style-name="ro1">
          <table:table-cell office:value-type="float" office:value="696.083333333333" calcext:value-type="float">
            <text:p>696.083333333333</text:p>
          </table:table-cell>
          <table:table-cell office:value-type="float" office:value="174.805555555556" calcext:value-type="float">
            <text:p>174.805555555556</text:p>
          </table:table-cell>
          <table:table-cell office:value-type="float" office:value="0.444444444444444" calcext:value-type="float">
            <text:p>0.444444444444444</text:p>
          </table:table-cell>
          <table:table-cell/>
          <table:table-cell office:value-type="float" office:value="696.0836792" calcext:value-type="float">
            <text:p>696.0836792</text:p>
          </table:table-cell>
          <table:table-cell office:value-type="float" office:value="174.550354" calcext:value-type="float">
            <text:p>174.550354</text:p>
          </table:table-cell>
          <table:table-cell office:value-type="float" office:value="0.37261987" calcext:value-type="float">
            <text:p>0.37261987</text:p>
          </table:table-cell>
          <table:table-cell/>
          <table:table-cell table:formula="of:=[.A23] - [.E23]" office:value-type="float" office:value="-0.00034586666697578" calcext:value-type="float">
            <text:p>-0.00034586666697578</text:p>
          </table:table-cell>
          <table:table-cell table:formula="of:=[.B23]-[.F23]" office:value-type="float" office:value="0.255201555555999" calcext:value-type="float">
            <text:p>0.255201555555999</text:p>
          </table:table-cell>
          <table:table-cell table:formula="of:=ABS([.I23])" office:value-type="float" office:value="0.00034586666697578" calcext:value-type="float">
            <text:p>0.00034586666697578</text:p>
          </table:table-cell>
          <table:table-cell table:formula="of:=ABS([.J23])" office:value-type="float" office:value="0.255201555555999" calcext:value-type="float">
            <text:p>0.255201555555999</text:p>
          </table:table-cell>
          <table:table-cell table:number-columns-repeated="4"/>
        </table:table-row>
        <table:table-row table:style-name="ro1">
          <table:table-cell office:value-type="float" office:value="860.448979591837" calcext:value-type="float">
            <text:p>860.448979591837</text:p>
          </table:table-cell>
          <table:table-cell office:value-type="float" office:value="709.071428571429" calcext:value-type="float">
            <text:p>709.071428571429</text:p>
          </table:table-cell>
          <table:table-cell office:value-type="float" office:value="0.403292181069959" calcext:value-type="float">
            <text:p>0.403292181069959</text:p>
          </table:table-cell>
          <table:table-cell/>
          <table:table-cell office:value-type="float" office:value="860.0766602" calcext:value-type="float">
            <text:p>860.0766602</text:p>
          </table:table-cell>
          <table:table-cell office:value-type="float" office:value="708.980835" calcext:value-type="float">
            <text:p>708.980835</text:p>
          </table:table-cell>
          <table:table-cell office:value-type="float" office:value="0.5076483" calcext:value-type="float">
            <text:p>0.5076483</text:p>
          </table:table-cell>
          <table:table-cell/>
          <table:table-cell table:formula="of:=[.A24] - [.E24]" office:value-type="float" office:value="0.372319391836982" calcext:value-type="float">
            <text:p>0.372319391836982</text:p>
          </table:table-cell>
          <table:table-cell table:formula="of:=[.B24]-[.F24]" office:value-type="float" office:value="0.0905935714290536" calcext:value-type="float">
            <text:p>0.0905935714290536</text:p>
          </table:table-cell>
          <table:table-cell table:formula="of:=ABS([.I24])" office:value-type="float" office:value="0.372319391836982" calcext:value-type="float">
            <text:p>0.372319391836982</text:p>
          </table:table-cell>
          <table:table-cell table:formula="of:=ABS([.J24])" office:value-type="float" office:value="0.0905935714290536" calcext:value-type="float">
            <text:p>0.0905935714290536</text:p>
          </table:table-cell>
          <table:table-cell table:number-columns-repeated="4"/>
        </table:table-row>
        <table:table-row table:style-name="ro1">
          <table:table-cell office:value-type="float" office:value="891.453608247423" calcext:value-type="float">
            <text:p>891.453608247423</text:p>
          </table:table-cell>
          <table:table-cell office:value-type="float" office:value="582.577319587629" calcext:value-type="float">
            <text:p>582.577319587629</text:p>
          </table:table-cell>
          <table:table-cell office:value-type="float" office:value="0.39917695473251" calcext:value-type="float">
            <text:p>0.39917695473251</text:p>
          </table:table-cell>
          <table:table-cell/>
          <table:table-cell office:value-type="float" office:value="891.4653931" calcext:value-type="float">
            <text:p>891.4653931</text:p>
          </table:table-cell>
          <table:table-cell office:value-type="float" office:value="582.6779785" calcext:value-type="float">
            <text:p>582.6779785</text:p>
          </table:table-cell>
          <table:table-cell office:value-type="float" office:value="0.5488113" calcext:value-type="float">
            <text:p>0.5488113</text:p>
          </table:table-cell>
          <table:table-cell/>
          <table:table-cell table:formula="of:=[.A25] - [.E25]" office:value-type="float" office:value="-0.0117848525770796" calcext:value-type="float">
            <text:p>-0.0117848525770796</text:p>
          </table:table-cell>
          <table:table-cell table:formula="of:=[.B25]-[.F25]" office:value-type="float" office:value="-0.100658912371046" calcext:value-type="float">
            <text:p>-0.100658912371046</text:p>
          </table:table-cell>
          <table:table-cell table:formula="of:=ABS([.I25])" office:value-type="float" office:value="0.0117848525770796" calcext:value-type="float">
            <text:p>0.0117848525770796</text:p>
          </table:table-cell>
          <table:table-cell table:formula="of:=ABS([.J25])" office:value-type="float" office:value="0.100658912371046" calcext:value-type="float">
            <text:p>0.100658912371046</text:p>
          </table:table-cell>
          <table:table-cell table:number-columns-repeated="4"/>
        </table:table-row>
        <table:table-row table:style-name="ro1">
          <table:table-cell office:value-type="float" office:value="190.869565217391" calcext:value-type="float">
            <text:p>190.869565217391</text:p>
          </table:table-cell>
          <table:table-cell office:value-type="float" office:value="506.25" calcext:value-type="float">
            <text:p>506.25</text:p>
          </table:table-cell>
          <table:table-cell office:value-type="float" office:value="0.378600823045267" calcext:value-type="float">
            <text:p>0.378600823045267</text:p>
          </table:table-cell>
          <table:table-cell/>
          <table:table-cell office:value-type="float" office:value="191.0964203" calcext:value-type="float">
            <text:p>191.0964203</text:p>
          </table:table-cell>
          <table:table-cell office:value-type="float" office:value="506.0690002" calcext:value-type="float">
            <text:p>506.0690002</text:p>
          </table:table-cell>
          <table:table-cell office:value-type="float" office:value="0.59890044" calcext:value-type="float">
            <text:p>0.59890044</text:p>
          </table:table-cell>
          <table:table-cell/>
          <table:table-cell table:formula="of:=[.A26] - [.E26]" office:value-type="float" office:value="-0.226855082609006" calcext:value-type="float">
            <text:p>-0.226855082609006</text:p>
          </table:table-cell>
          <table:table-cell table:formula="of:=[.B26]-[.F26]" office:value-type="float" office:value="0.180999799999995" calcext:value-type="float">
            <text:p>0.180999799999995</text:p>
          </table:table-cell>
          <table:table-cell table:formula="of:=ABS([.I26])" office:value-type="float" office:value="0.226855082609006" calcext:value-type="float">
            <text:p>0.226855082609006</text:p>
          </table:table-cell>
          <table:table-cell table:formula="of:=ABS([.J26])" office:value-type="float" office:value="0.180999799999995" calcext:value-type="float">
            <text:p>0.18099979999999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4">
      <number:minutes number:style="long"/>
      <number:text>:</number:text>
      <number:seconds number:style="long"/>
    </number:time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time-style style:name="N112">
      <number:minutes number:style="long"/>
      <number:text>:</number:text>
      <number:seconds number:style="long" number:decimal-places="1"/>
    </number:time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4T22:34:18.366798736</meta:creation-date>
    <dc:date>2024-03-14T23:32:26.029351559</dc:date>
    <meta:editing-duration>PT9M26S</meta:editing-duration>
    <meta:editing-cycles>2</meta:editing-cycles>
    <meta:generator>LibreOffice/7.3.7.2$Linux_X86_64 LibreOffice_project/30$Build-2</meta:generator>
    <meta:document-statistic meta:table-count="1" meta:cell-count="270" meta:object-count="0"/>
  </office:meta>
</office:document-meta>
</file>